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1">
          <table:table-cell table:style-name="ce2"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table:style-name="ce2"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table:style-name="ce2"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1">
          <table:table-cell table:style-name="ce3"/>
          <table:table-cell table:style-name="ce9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ce5"/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6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20/08/2012</text:date>, <text:time>00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8-20T00:52:34</dc:date>
    <meta:editing-duration>PT07H26M49S</meta:editing-duration>
    <meta:editing-cycles>48</meta:editing-cycles>
    <meta:generator>OpenOffice.org/3.2$Linux OpenOffice.org_project/320m12$Build-9483</meta:generator>
    <dc:creator>Marina </dc:creator>
    <meta:document-statistic meta:table-count="3" meta:cell-count="28" meta:object-count="0"/>
  </office:meta>
</office:document-meta>
</file>